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font-name="Arial"/>
    </style:style>
    <style:style style:name="P4" style:family="paragraph" style:parent-style-name="Standard">
      <style:paragraph-properties fo:line-height="200%" fo:text-align="start" style:justify-single-word="false"/>
      <style:text-properties style:font-name="Arial"/>
    </style:style>
    <style:style style:name="P5" style:family="paragraph" style:parent-style-name="Standard">
      <style:paragraph-properties fo:line-height="100%" fo:text-align="start" style:justify-single-word="false"/>
      <style:text-properties style:font-name="Arial" fo:font-size="12pt" style:font-size-asian="12pt" style:font-size-complex="12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 fo:line-height="100%" fo:text-align="start" style:justify-single-word="false"/>
      <style:text-properties style:font-name="Courier New" fo:font-size="10pt" style:font-size-asian="10pt" style:font-size-complex="10pt"/>
    </style:style>
    <style:style style:name="P8" style:family="paragraph" style:parent-style-name="Standard">
      <style:paragraph-properties fo:line-height="150%" fo:text-align="start" style:justify-single-word="false"/>
      <style:text-properties style:font-name="Courier New" fo:font-size="10pt" style:font-size-asian="10pt" style:font-size-complex="10pt"/>
    </style:style>
    <style:style style:name="P9" style:family="paragraph" style:parent-style-name="Standard">
      <style:paragraph-properties fo:line-height="100%" fo:text-align="start" style:justify-single-word="false"/>
      <style:text-properties style:font-name="Lucida Sans" fo:font-size="10pt" style:font-size-asian="10pt" style:font-size-complex="10pt"/>
    </style:style>
    <style:style style:name="T1" style:family="text">
      <style:text-properties style:text-line-through-style="solid" fo:font-size="12pt" style:font-size-asian="12pt" style:font-size-complex="12pt"/>
    </style:style>
    <style:style style:name="T2" style:family="text">
      <style:text-properties style:text-line-through-style="solid" style:text-line-through-type="double" fo:font-size="12pt" style:font-size-asian="12pt" style:font-size-complex="12pt"/>
    </style:style>
    <style:style style:name="T3" style:family="text">
      <style:text-properties style:text-line-through-style="solid" style:text-line-through-text="X" fo:font-size="12pt" style:font-size-asian="12pt" style:font-size-complex="12pt"/>
    </style:style>
    <style:style style:name="T4" style:family="text">
      <style:text-properties style:text-position="super 58%" fo:font-size="12pt" style:font-size-asian="12pt" style:font-size-complex="12pt"/>
    </style:style>
    <style:style style:name="T5" style:family="text">
      <style:text-properties style:text-position="sub 58%" fo:font-size="12pt" style:font-size-asian="12pt" style:font-size-complex="12pt"/>
    </style:style>
    <style:style style:name="T6" style:family="text">
      <style:text-properties fo:background-color="#ff3366"/>
    </style:style>
    <style:style style:name="T7" style:family="text">
      <style:text-properties fo:color="#9999ff" fo:background-color="#ffff66"/>
    </style:style>
    <style:style style:name="T8" style:family="text">
      <style:text-properties fo:color="#94bd5e" fo:background-color="#ffffff"/>
    </style:style>
    <style:style style:name="T9" style:family="text">
      <style:text-properties fo:background-color="transparent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4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5" style:family="text">
      <style:text-properties fo:font-size="12pt" fo:font-style="italic" style:font-size-asian="12pt" style:font-style-asian="italic" style:font-size-complex="12pt" style:font-style-complex="italic"/>
    </style:style>
    <style:style style:name="T16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7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T18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T19" style:family="text">
      <style:text-properties style:font-name="Courier New" fo:font-size="10pt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bruary 20, 2008</text:p>
      <text:p text:style-name="P1">RE: Testing Simple Formating in ODF</text:p>
      <text:p text:style-name="P2"/>
      <text:p text:style-name="P2"><text:tab/>This first paragraph will test single spacing in the default font of Times New Roman at a 12 pt size. <text:s/>There are no special modifiers, it is left justified, and there is a single tab at the beginning of the paragraph.</text:p>
      <text:p text:style-name="P3"><text:tab/><text:tab/>This second paragraph has only changed the font. <text:s/>The font is now Arial, it is still 12 pt, single spacing, left justified, with a double tab at the beginning.</text:p>
      <text:p text:style-name="P3"/>
      <text:p text:style-name="P4"><text:tab/>This third paragraph is now testing the spacing. <text:s/>It should be double spaced. Everything else remains the same as the font is still Arial, it is still 12 pt, left justified, no special modifiers, and a single tab at the beginning. <text:s/></text:p>
      <text:p text:style-name="P4"><text:span text:style-name="T10"><text:tab/></text:span><text:span text:style-name="T11">In the fifth paragraph, the special modifiers will be tested including </text:span><text:span text:style-name="T12">bold</text:span><text:span text:style-name="T11">, </text:span><text:span text:style-name="T13">underline</text:span><text:span text:style-name="T11">, </text:span><text:span text:style-name="T15">italics</text:span><text:span text:style-name="T11"> and combinations including </text:span><text:span text:style-name="T14">bold-underline</text:span><text:span text:style-name="T11">, </text:span><text:span text:style-name="T16">bold-italic</text:span><text:span text:style-name="T11">, </text:span><text:span text:style-name="T17">italic-underline</text:span><text:span text:style-name="T11">, and </text:span><text:span text:style-name="T18">bold-italic underline</text:span><text:span text:style-name="T11">. <text:s/>Also tested will be </text:span><text:span text:style-name="T1">single strike</text:span><text:span text:style-name="T11">, </text:span><text:span text:style-name="T2">double strike</text:span><text:span text:style-name="T11">, and </text:span><text:span text:style-name="T3">crossed-out</text:span><text:span text:style-name="T11">. <text:s/>Other than these though, it will be single spaced, Arial 12 pt, left justified, with a single tab, and single spaced.<text:tab/></text:span></text:p>
      <text:p text:style-name="P4"><text:span text:style-name="T11">In the sixth paragraph, more modifiers will be tested including </text:span><text:span text:style-name="T4">superscript</text:span><text:span text:style-name="T11">, </text:span><text:span text:style-name="T5">subscript</text:span><text:span text:style-name="T11">. <text:s/></text:span></text:p>
      <text:p text:style-name="P5">Colors will also be tested, with <text:span text:style-name="T6">red 1 background</text:span>, <text:span text:style-name="T8">green 3 text</text:span>, and <text:span text:style-name="T7">yellow 3 background with violet text</text:span>, plus a <text:a xlink:type="simple" xlink:href="http://www.reuters.com/article/newsOne/idUSHAM53437920080219?sp=true"><text:span text:style-name="T9">hyperlink</text:span></text:a> thrown in. <text:s/>Otherwise, it will still be Arial 12 pt, left justified with a single tab, and single spaced.</text:p>
      <text:p text:style-name="P8"/>
      <text:p text:style-name="P8">The seventh paragraph will be in Courier New font with a 10 pt size and spaced at 1.5. <text:s/>Otherwise it will be left justified, single tab at the beginning, and no special modifiers.</text:p>
      <text:p text:style-name="P7"><text:tab/>The eighth paragraph is testing spacing things under each other.</text:p>
      <text:p text:style-name="P7"><text:tab/>The ninth paragraph was tabbed over to start directly under the eighth.</text:p>
      <text:p text:style-name="P7"><text:s text:c="6"/>The tenth paragraph was spaced to start under the ninth. <text:s/>Otherwise all three are single spaced, Courier New font, and 10 pt siz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Unix OpenOffice.org_project/341m1$Build-9593</meta:generator>
    <meta:creation-date>2011-06-30T11:28:49</meta:creation-date>
    <meta:editing-cycles>4</meta:editing-cycles>
    <meta:editing-duration>PT2M20S</meta:editing-duration>
    <dc:date>2013-08-20T14:48:37</dc:date>
    <meta:document-statistic meta:table-count="0" meta:image-count="0" meta:object-count="0" meta:page-count="1" meta:paragraph-count="12" meta:word-count="305" meta:character-count="1819"/>
    <meta:user-defined meta:name="Info 1"/>
    <meta:user-defined meta:name="Info 2"/>
    <meta:user-defined meta:name="Info 3"/>
    <meta:user-defined meta:name="Info 4"/>
  </office:meta>
</office:document-meta>
</file>